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0.93mm" svg:y="90.7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w: 18445 <text:s text:c="3"/>sampled: 1857.559 <text:s text:c="2"/>given: 3800 <text:s text:c="2"/>gain: 2.0456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8444 <text:s text:c="3"/>sampled: 1857.458 <text:s text:c="2"/>given: 3800 <text:s text:c="2"/>gain: 2.045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7475 <text:s text:c="3"/>sampled: 1759.872 <text:s text:c="2"/>given: 3600 <text:s text:c="2"/>gain: 2.045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7475 <text:s text:c="3"/>sampled: 1759.872 <text:s text:c="2"/>given: 3600 <text:s text:c="2"/>gain: 2.045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6502 <text:s text:c="3"/>sampled: 1661.884 <text:s text:c="2"/>given: 3400 <text:s text:c="2"/>gain: 2.045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6503 <text:s text:c="3"/>sampled: 1661.984 <text:s text:c="2"/>given: 3400 <text:s text:c="2"/>gain: 2.045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5532 <text:s text:c="3"/>sampled: 1564.197 <text:s text:c="2"/>given: 3200 <text:s text:c="2"/>gain: 2.0457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5532 <text:s text:c="3"/>sampled: 1564.197 <text:s text:c="2"/>given: 3200 <text:s text:c="2"/>gain: 2.0457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4562 <text:s text:c="3"/>sampled: 1466.51 <text:s text:c="2"/>given: 3000 <text:s text:c="2"/>gain: 2.045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4562 <text:s text:c="3"/>sampled: 1466.51 <text:s text:c="2"/>given: 3000 <text:s text:c="2"/>gain: 2.045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3592 <text:s text:c="3"/>sampled: 1368.823 <text:s text:c="2"/>given: 2800 <text:s text:c="2"/>gain: 2.045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3592 <text:s text:c="3"/>sampled: 1368.823 <text:s text:c="2"/>given: 2800 <text:s text:c="2"/>gain: 2.045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2621 <text:s text:c="3"/>sampled: 1271.036 <text:s text:c="2"/>given: 2600 <text:s text:c="2"/>gain: 2.045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2621 <text:s text:c="3"/>sampled: 1271.036 <text:s text:c="2"/>given: 2600 <text:s text:c="2"/>gain: 2.045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1651 <text:s text:c="3"/>sampled: 1173.349 <text:s text:c="2"/>given: 2400 <text:s text:c="2"/>gain: 2.045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1651 <text:s text:c="3"/>sampled: 1173.349 <text:s text:c="2"/>given: 2400 <text:s text:c="2"/>gain: 2.045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0681 <text:s text:c="3"/>sampled: 1075.662 <text:s text:c="2"/>given: 2200 <text:s text:c="2"/>gain: 2.045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: 10681 <text:s text:c="3"/>sampled: 1075.662 <text:s text:c="2"/>given: 2200 <text:s text:c="2"/>gain: 2.04525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.045695" calcext:value-type="float">
            <text:p>2.045695</text:p>
          </table:table-cell>
          <table:table-cell table:number-columns-repeated="6"/>
        </table:table-row>
        <table:table-row table:style-name="ro1">
          <table:table-cell office:value-type="float" office:value="2.045806" calcext:value-type="float">
            <text:p>2.045806</text:p>
          </table:table-cell>
          <table:table-cell table:number-columns-repeated="6"/>
        </table:table-row>
        <table:table-row table:style-name="ro1">
          <table:table-cell office:value-type="float" office:value="2.045603" calcext:value-type="float">
            <text:p>2.045603</text:p>
          </table:table-cell>
          <table:table-cell table:number-columns-repeated="6"/>
        </table:table-row>
        <table:table-row table:style-name="ro1">
          <table:table-cell office:value-type="float" office:value="2.045603" calcext:value-type="float">
            <text:p>2.045603</text:p>
          </table:table-cell>
          <table:table-cell table:number-columns-repeated="6"/>
        </table:table-row>
        <table:table-row table:style-name="ro1">
          <table:table-cell office:value-type="float" office:value="2.045871" calcext:value-type="float">
            <text:p>2.045871</text:p>
          </table:table-cell>
          <table:table-cell table:number-columns-repeated="6"/>
        </table:table-row>
        <table:table-row table:style-name="ro1">
          <table:table-cell office:value-type="float" office:value="2.045748" calcext:value-type="float">
            <text:p>2.045748</text:p>
          </table:table-cell>
          <table:table-cell table:number-columns-repeated="6"/>
        </table:table-row>
        <table:table-row table:style-name="ro1">
          <table:table-cell office:value-type="float" office:value="2.045779" calcext:value-type="float">
            <text:p>2.045779</text:p>
          </table:table-cell>
          <table:table-cell table:number-columns-repeated="6"/>
        </table:table-row>
        <table:table-row table:style-name="ro1">
          <table:table-cell office:value-type="float" office:value="2.045779" calcext:value-type="float">
            <text:p>2.045779</text:p>
          </table:table-cell>
          <table:table-cell table:number-columns-repeated="6"/>
        </table:table-row>
        <table:table-row table:style-name="ro1">
          <table:table-cell office:value-type="float" office:value="2.045673" calcext:value-type="float">
            <text:p>2.045673</text:p>
          </table:table-cell>
          <table:table-cell table:number-columns-repeated="6"/>
        </table:table-row>
        <table:table-row table:style-name="ro1">
          <table:table-cell office:value-type="float" office:value="2.045673" calcext:value-type="float">
            <text:p>2.045673</text:p>
          </table:table-cell>
          <table:table-cell table:number-columns-repeated="6"/>
        </table:table-row>
        <table:table-row table:style-name="ro1">
          <table:table-cell office:value-type="float" office:value="2.045553" calcext:value-type="float">
            <text:p>2.045553</text:p>
          </table:table-cell>
          <table:table-cell table:number-columns-repeated="6"/>
        </table:table-row>
        <table:table-row table:style-name="ro1">
          <table:table-cell office:value-type="float" office:value="2.045553" calcext:value-type="float">
            <text:p>2.045553</text:p>
          </table:table-cell>
          <table:table-cell table:number-columns-repeated="6"/>
        </table:table-row>
        <table:table-row table:style-name="ro1">
          <table:table-cell office:value-type="float" office:value="2.045576" calcext:value-type="float">
            <text:p>2.045576</text:p>
          </table:table-cell>
          <table:table-cell table:number-columns-repeated="6"/>
        </table:table-row>
        <table:table-row table:style-name="ro1">
          <table:table-cell office:value-type="float" office:value="2.045576" calcext:value-type="float">
            <text:p>2.045576</text:p>
          </table:table-cell>
          <table:table-cell table:number-columns-repeated="6"/>
        </table:table-row>
        <table:table-row table:style-name="ro1">
          <table:table-cell office:value-type="float" office:value="2.045427" calcext:value-type="float">
            <text:p>2.045427</text:p>
          </table:table-cell>
          <table:table-cell table:number-columns-repeated="6"/>
        </table:table-row>
        <table:table-row table:style-name="ro1">
          <table:table-cell office:value-type="float" office:value="2.045427" calcext:value-type="float">
            <text:p>2.045427</text:p>
          </table:table-cell>
          <table:table-cell table:number-columns-repeated="6"/>
        </table:table-row>
        <table:table-row table:style-name="ro1">
          <table:table-cell office:value-type="float" office:value="2.045252" calcext:value-type="float">
            <text:p>2.045252</text:p>
          </table:table-cell>
          <table:table-cell table:number-columns-repeated="6"/>
        </table:table-row>
        <table:table-row table:style-name="ro1">
          <table:table-cell office:value-type="float" office:value="2.045252" calcext:value-type="float">
            <text:p>2.04525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.04545" calcext:value-type="float">
            <text:p>2.04545</text:p>
          </table:table-cell>
          <table:table-cell table:number-columns-repeated="6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V on 500u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calculated current</text:p>
          </table:table-cell>
          <table:table-cell/>
          <table:table-cell table:style-name="ce1" office:value-type="string" calcext:value-type="string">
            <text:p>Gain 100</text:p>
          </table:table-cell>
        </table:table-row>
        <table:table-row table:style-name="ro1">
          <table:table-cell table:style-name="ce2" office:value-type="float" office:value="2331.189" calcext:value-type="float">
            <text:p>2331.189</text:p>
          </table:table-cell>
          <table:table-cell table:formula="of:=AVERAGE([.A54:.A75])" office:value-type="float" office:value="2331.79781818182" calcext:value-type="float">
            <text:p>2331.79781818182</text:p>
          </table:table-cell>
          <table:table-cell office:value-type="float" office:value="49.868" calcext:value-type="float">
            <text:p>49.868</text:p>
          </table:table-cell>
          <table:table-cell table:formula="of:=AVERAGE([.C54:.C57])" office:value-type="float" office:value="49.86475" calcext:value-type="float">
            <text:p>49.86475</text:p>
          </table:table-cell>
          <table:table-cell table:formula="of:=[.D54]*2" office:value-type="float" office:value="99.7295" calcext:value-type="float">
            <text:p>99.7295</text:p>
          </table:table-cell>
          <table:table-cell/>
          <table:table-cell table:formula="of:=[.E54]/[.B54]" office:value-type="float" office:value="0.0427693598571777" calcext:value-type="float">
            <text:p>0.042769359857178</text:p>
          </table:table-cell>
        </table:table-row>
        <table:table-row table:style-name="ro1">
          <table:table-cell table:style-name="ce2" office:value-type="float" office:value="2332.297" calcext:value-type="float">
            <text:p>2332.297</text:p>
          </table:table-cell>
          <table:table-cell/>
          <table:table-cell office:value-type="float" office:value="49.862" calcext:value-type="float">
            <text:p>49.862</text:p>
          </table:table-cell>
          <table:table-cell table:number-columns-repeated="4"/>
        </table:table-row>
        <table:table-row table:style-name="ro1">
          <table:table-cell table:style-name="ce2" office:value-type="float" office:value="2333.707" calcext:value-type="float">
            <text:p>2333.707</text:p>
          </table:table-cell>
          <table:table-cell/>
          <table:table-cell office:value-type="float" office:value="49.862" calcext:value-type="float">
            <text:p>49.862</text:p>
          </table:table-cell>
          <table:table-cell table:number-columns-repeated="4"/>
        </table:table-row>
        <table:table-row table:style-name="ro1">
          <table:table-cell table:style-name="ce2" office:value-type="float" office:value="2331.088" calcext:value-type="float">
            <text:p>2331.088</text:p>
          </table:table-cell>
          <table:table-cell/>
          <table:table-cell office:value-type="float" office:value="49.867" calcext:value-type="float">
            <text:p>49.867</text:p>
          </table:table-cell>
          <table:table-cell table:number-columns-repeated="4"/>
        </table:table-row>
        <table:table-row table:style-name="ro1">
          <table:table-cell table:style-name="ce2" office:value-type="float" office:value="2333.707" calcext:value-type="float">
            <text:p>2333.707</text:p>
          </table:table-cell>
          <table:table-cell table:number-columns-repeated="6"/>
        </table:table-row>
        <table:table-row table:style-name="ro1">
          <table:table-cell table:style-name="ce2"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table:style-name="ce2" office:value-type="float" office:value="2330.182" calcext:value-type="float">
            <text:p>2330.182</text:p>
          </table:table-cell>
          <table:table-cell table:number-columns-repeated="6"/>
        </table:table-row>
        <table:table-row table:style-name="ro1">
          <table:table-cell table:style-name="ce2" office:value-type="float" office:value="2330.585" calcext:value-type="float">
            <text:p>2330.585</text:p>
          </table:table-cell>
          <table:table-cell table:number-columns-repeated="6"/>
        </table:table-row>
        <table:table-row table:style-name="ro1">
          <table:table-cell table:style-name="ce2"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table:style-name="ce2"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table:style-name="ce2" office:value-type="float" office:value="2332.397" calcext:value-type="float">
            <text:p>2332.397</text:p>
          </table:table-cell>
          <table:table-cell table:number-columns-repeated="6"/>
        </table:table-row>
        <table:table-row table:style-name="ro1">
          <table:table-cell table:style-name="ce2" office:value-type="float" office:value="2330.585" calcext:value-type="float">
            <text:p>2330.585</text:p>
          </table:table-cell>
          <table:table-cell table:number-columns-repeated="6"/>
        </table:table-row>
        <table:table-row table:style-name="ro1">
          <table:table-cell table:style-name="ce2" office:value-type="float" office:value="2333.103" calcext:value-type="float">
            <text:p>2333.103</text:p>
          </table:table-cell>
          <table:table-cell table:number-columns-repeated="6"/>
        </table:table-row>
        <table:table-row table:style-name="ro1">
          <table:table-cell table:style-name="ce2" office:value-type="float" office:value="2332.599" calcext:value-type="float">
            <text:p>2332.599</text:p>
          </table:table-cell>
          <table:table-cell table:number-columns-repeated="6"/>
        </table:table-row>
        <table:table-row table:style-name="ro1">
          <table:table-cell table:style-name="ce2" office:value-type="float" office:value="2332.498" calcext:value-type="float">
            <text:p>2332.498</text:p>
          </table:table-cell>
          <table:table-cell table:number-columns-repeated="6"/>
        </table:table-row>
        <table:table-row table:style-name="ro1">
          <table:table-cell table:style-name="ce2"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table:style-name="ce2" office:value-type="float" office:value="2332.498" calcext:value-type="float">
            <text:p>2332.498</text:p>
          </table:table-cell>
          <table:table-cell table:number-columns-repeated="6"/>
        </table:table-row>
        <table:table-row table:style-name="ro1">
          <table:table-cell table:style-name="ce2" office:value-type="float" office:value="2330.484" calcext:value-type="float">
            <text:p>2330.484</text:p>
          </table:table-cell>
          <table:table-cell table:number-columns-repeated="6"/>
        </table:table-row>
        <table:table-row table:style-name="ro1">
          <table:table-cell table:style-name="ce2"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table:style-name="ce2" office:value-type="float" office:value="2330.383" calcext:value-type="float">
            <text:p>2330.383</text:p>
          </table:table-cell>
          <table:table-cell table:number-columns-repeated="6"/>
        </table:table-row>
        <table:table-row table:style-name="ro1">
          <table:table-cell table:style-name="ce2"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table:style-name="ce2"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V on 500u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calculated current</text:p>
          </table:table-cell>
          <table:table-cell/>
          <table:table-cell table:style-name="ce1" office:value-type="string" calcext:value-type="string">
            <text:p>Gain 100</text:p>
          </table:table-cell>
        </table:table-row>
        <table:table-row table:style-name="ro1">
          <table:table-cell table:style-name="ce2" office:value-type="float" office:value="2300.271" calcext:value-type="float">
            <text:p>2300.271</text:p>
          </table:table-cell>
          <table:table-cell table:formula="of:=AVERAGE([.A80:.A105])" office:value-type="float" office:value="2299.96553846154" calcext:value-type="float">
            <text:p>2299.96553846154</text:p>
          </table:table-cell>
          <table:table-cell office:value-type="float" office:value="4.976" calcext:value-type="float">
            <text:p>4.976</text:p>
          </table:table-cell>
          <table:table-cell table:formula="of:=AVERAGE([.C80:.C85])" office:value-type="float" office:value="4.972" calcext:value-type="float">
            <text:p>4.972</text:p>
          </table:table-cell>
          <table:table-cell table:formula="of:=[.D80]*2" office:value-type="float" office:value="9.944" calcext:value-type="float">
            <text:p>9.944</text:p>
          </table:table-cell>
          <table:table-cell/>
          <table:table-cell table:formula="of:=[.E80]/[.B80]" office:value-type="float" office:value="0.00432354304171514" calcext:value-type="float">
            <text:p>0.004323543041715</text:p>
          </table:table-cell>
        </table:table-row>
        <table:table-row table:style-name="ro1">
          <table:table-cell table:style-name="ce2" office:value-type="float" office:value="2301.077" calcext:value-type="float">
            <text:p>2301.077</text:p>
          </table:table-cell>
          <table:table-cell/>
          <table:table-cell office:value-type="float" office:value="4.972" calcext:value-type="float">
            <text:p>4.972</text:p>
          </table:table-cell>
          <table:table-cell table:number-columns-repeated="4"/>
        </table:table-row>
        <table:table-row table:style-name="ro1">
          <table:table-cell table:style-name="ce2" office:value-type="float" office:value="2299.667" calcext:value-type="float">
            <text:p>2299.667</text:p>
          </table:table-cell>
          <table:table-cell/>
          <table:table-cell office:value-type="float" office:value="4.971" calcext:value-type="float">
            <text:p>4.971</text:p>
          </table:table-cell>
          <table:table-cell table:number-columns-repeated="4"/>
        </table:table-row>
        <table:table-row table:style-name="ro1">
          <table:table-cell table:style-name="ce2" office:value-type="float" office:value="2295.74" calcext:value-type="float">
            <text:p>2295.74</text:p>
          </table:table-cell>
          <table:table-cell/>
          <table:table-cell office:value-type="float" office:value="4.971" calcext:value-type="float">
            <text:p>4.971</text:p>
          </table:table-cell>
          <table:table-cell table:number-columns-repeated="4"/>
        </table:table-row>
        <table:table-row table:style-name="ro1">
          <table:table-cell table:style-name="ce2" office:value-type="float" office:value="2298.459" calcext:value-type="float">
            <text:p>2298.459</text:p>
          </table:table-cell>
          <table:table-cell/>
          <table:table-cell office:value-type="float" office:value="4.971" calcext:value-type="float">
            <text:p>4.971</text:p>
          </table:table-cell>
          <table:table-cell table:number-columns-repeated="4"/>
        </table:table-row>
        <table:table-row table:style-name="ro1">
          <table:table-cell table:style-name="ce2" office:value-type="float" office:value="2299.265" calcext:value-type="float">
            <text:p>2299.265</text:p>
          </table:table-cell>
          <table:table-cell/>
          <table:table-cell office:value-type="float" office:value="4.971" calcext:value-type="float">
            <text:p>4.971</text:p>
          </table:table-cell>
          <table:table-cell table:number-columns-repeated="4"/>
        </table:table-row>
        <table:table-row table:style-name="ro1">
          <table:table-cell table:style-name="ce2" office:value-type="float" office:value="2301.883" calcext:value-type="float">
            <text:p>2301.883</text:p>
          </table:table-cell>
          <table:table-cell table:number-columns-repeated="6"/>
        </table:table-row>
        <table:table-row table:style-name="ro1">
          <table:table-cell table:style-name="ce2" office:value-type="float" office:value="2299.768" calcext:value-type="float">
            <text:p>2299.768</text:p>
          </table:table-cell>
          <table:table-cell table:number-columns-repeated="6"/>
        </table:table-row>
        <table:table-row table:style-name="ro1">
          <table:table-cell table:style-name="ce2" office:value-type="float" office:value="2298.257" calcext:value-type="float">
            <text:p>2298.257</text:p>
          </table:table-cell>
          <table:table-cell table:number-columns-repeated="6"/>
        </table:table-row>
        <table:table-row table:style-name="ro1">
          <table:table-cell table:style-name="ce2" office:value-type="float" office:value="2298.56" calcext:value-type="float">
            <text:p>2298.56</text:p>
          </table:table-cell>
          <table:table-cell table:number-columns-repeated="6"/>
        </table:table-row>
        <table:table-row table:style-name="ro1">
          <table:table-cell table:style-name="ce2" office:value-type="float" office:value="2300.473" calcext:value-type="float">
            <text:p>2300.473</text:p>
          </table:table-cell>
          <table:table-cell table:number-columns-repeated="6"/>
        </table:table-row>
        <table:table-row table:style-name="ro1">
          <table:table-cell table:style-name="ce2" office:value-type="float" office:value="2300.977" calcext:value-type="float">
            <text:p>2300.977</text:p>
          </table:table-cell>
          <table:table-cell table:number-columns-repeated="6"/>
        </table:table-row>
        <table:table-row table:style-name="ro1">
          <table:table-cell table:style-name="ce2" office:value-type="float" office:value="2301.782" calcext:value-type="float">
            <text:p>2301.782</text:p>
          </table:table-cell>
          <table:table-cell table:number-columns-repeated="6"/>
        </table:table-row>
        <table:table-row table:style-name="ro1">
          <table:table-cell table:style-name="ce2" office:value-type="float" office:value="2300.07" calcext:value-type="float">
            <text:p>2300.07</text:p>
          </table:table-cell>
          <table:table-cell table:number-columns-repeated="6"/>
        </table:table-row>
        <table:table-row table:style-name="ro1">
          <table:table-cell table:style-name="ce2" office:value-type="float" office:value="2301.077" calcext:value-type="float">
            <text:p>2301.077</text:p>
          </table:table-cell>
          <table:table-cell table:number-columns-repeated="6"/>
        </table:table-row>
        <table:table-row table:style-name="ro1">
          <table:table-cell table:style-name="ce2" office:value-type="float" office:value="2303.494" calcext:value-type="float">
            <text:p>2303.494</text:p>
          </table:table-cell>
          <table:table-cell table:number-columns-repeated="6"/>
        </table:table-row>
        <table:table-row table:style-name="ro1">
          <table:table-cell table:style-name="ce2" office:value-type="float" office:value="2299.164" calcext:value-type="float">
            <text:p>2299.164</text:p>
          </table:table-cell>
          <table:table-cell table:number-columns-repeated="6"/>
        </table:table-row>
        <table:table-row table:style-name="ro1">
          <table:table-cell table:style-name="ce2" office:value-type="float" office:value="2299.768" calcext:value-type="float">
            <text:p>2299.768</text:p>
          </table:table-cell>
          <table:table-cell table:number-columns-repeated="6"/>
        </table:table-row>
        <table:table-row table:style-name="ro1">
          <table:table-cell table:style-name="ce2" office:value-type="float" office:value="2300.171" calcext:value-type="float">
            <text:p>2300.171</text:p>
          </table:table-cell>
          <table:table-cell table:number-columns-repeated="6"/>
        </table:table-row>
        <table:table-row table:style-name="ro1">
          <table:table-cell table:style-name="ce2" office:value-type="float" office:value="2300.674" calcext:value-type="float">
            <text:p>2300.674</text:p>
          </table:table-cell>
          <table:table-cell table:number-columns-repeated="6"/>
        </table:table-row>
        <table:table-row table:style-name="ro1">
          <table:table-cell table:style-name="ce2" office:value-type="float" office:value="2301.077" calcext:value-type="float">
            <text:p>2301.077</text:p>
          </table:table-cell>
          <table:table-cell table:number-columns-repeated="6"/>
        </table:table-row>
        <table:table-row table:style-name="ro1">
          <table:table-cell table:style-name="ce2" office:value-type="float" office:value="2300.271" calcext:value-type="float">
            <text:p>2300.271</text:p>
          </table:table-cell>
          <table:table-cell table:number-columns-repeated="6"/>
        </table:table-row>
        <table:table-row table:style-name="ro1">
          <table:table-cell table:style-name="ce2" office:value-type="float" office:value="2296.344" calcext:value-type="float">
            <text:p>2296.344</text:p>
          </table:table-cell>
          <table:table-cell table:number-columns-repeated="6"/>
        </table:table-row>
        <table:table-row table:style-name="ro1">
          <table:table-cell table:style-name="ce2" office:value-type="float" office:value="2300.07" calcext:value-type="float">
            <text:p>2300.07</text:p>
          </table:table-cell>
          <table:table-cell table:number-columns-repeated="6"/>
        </table:table-row>
        <table:table-row table:style-name="ro1">
          <table:table-cell table:style-name="ce2" office:value-type="float" office:value="2298.862" calcext:value-type="float">
            <text:p>2298.862</text:p>
          </table:table-cell>
          <table:table-cell table:number-columns-repeated="6"/>
        </table:table-row>
        <table:table-row table:style-name="ro1">
          <table:table-cell table:style-name="ce2" office:value-type="float" office:value="2301.883" calcext:value-type="float">
            <text:p>2301.8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4:37:04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4:52:21.012000000</dc:date>
    <meta:editing-duration>PT2H57M6S</meta:editing-duration>
    <meta:editing-cycles>59</meta:editing-cycles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5695">
                <text:p>2.04569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5806">
                <text:p>2.04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5603">
                <text:p>2.04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5603">
                <text:p>2.045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5871">
                <text:p>2.045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5748">
                <text:p>2.045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5779">
                <text:p>2.045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5779">
                <text:p>2.045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5673">
                <text:p>2.045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5673">
                <text:p>2.045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5553">
                <text:p>2.045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5553">
                <text:p>2.045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5576">
                <text:p>2.045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5576">
                <text:p>2.04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5427">
                <text:p>2.045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5427">
                <text:p>2.045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5252">
                <text:p>2.045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